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8c9b6"/>
    </style:style>
    <style:style style:name="gr2" style:family="graphic" style:parent-style-name="standard">
      <style:graphic-properties draw:stroke="none" svg:stroke-width="0.001cm" draw:fill-color="#4e503e"/>
    </style:style>
    <style:style style:name="gr3" style:family="graphic" style:parent-style-name="standard">
      <style:graphic-properties draw:stroke="none" svg:stroke-width="0.001cm" draw:fill-color="#7b7c5c"/>
    </style:style>
    <style:style style:name="gr4" style:family="graphic" style:parent-style-name="standard">
      <style:graphic-properties draw:stroke="none" svg:stroke-width="0.001cm" draw:fill-color="#b6b79e"/>
    </style:style>
    <style:style style:name="gr5" style:family="graphic" style:parent-style-name="standard">
      <style:graphic-properties svg:stroke-width="0.02cm" svg:stroke-color="#4e503e" draw:fill="none" draw:fill-color="#ffffff" fo:padding-top="-0.04cm" fo:padding-bottom="-0.04cm" fo:padding-left="-0.04cm" fo:padding-right="-0.04cm"/>
    </style:style>
    <style:style style:name="gr6" style:family="graphic" style:parent-style-name="standard">
      <style:graphic-properties draw:stroke="none" svg:stroke-width="0.02cm" draw:fill-color="#ffffff"/>
    </style:style>
  </office:automatic-styles>
  <office:body>
    <office:drawing>
      <draw:page draw:name="page1" draw:style-name="dp1" draw:master-page-name="Default">
        <draw:g>
          <draw:glue-point draw:id="4" svg:x="-3.249cm" svg:y="-5cm"/>
          <draw:glue-point draw:id="5" svg:x="4.633cm" svg:y="-5cm"/>
          <draw:glue-point draw:id="6" svg:x="0.692cm" svg:y="-5cm"/>
          <draw:glue-point draw:id="7" svg:x="-4.637cm" svg:y="5cm"/>
          <draw:glue-point draw:id="8" svg:x="3.492cm" svg:y="5cm"/>
          <draw:glue-point draw:id="9" svg:x="-0.572cm" svg:y="5cm"/>
          <draw:glue-point draw:id="10" svg:x="3.062cm" svg:y="5cm"/>
          <draw:glue-point draw:id="11" svg:x="-5cm" svg:y="-0.807cm"/>
          <draw:glue-point draw:id="12" svg:x="-5cm" svg:y="1.676cm"/>
          <draw:glue-point draw:id="13" svg:x="-5cm" svg:y="3.329cm"/>
          <draw:glue-point draw:id="14" svg:x="5cm" svg:y="0.007cm"/>
          <draw:glue-point draw:id="15" svg:x="5cm" svg:y="-2.077cm"/>
          <draw:glue-point draw:id="16" svg:x="5cm" svg:y="-3.83cm"/>
          <draw:glue-point draw:id="17" svg:x="0.263cm" svg:y="0.254cm"/>
          <draw:polygon draw:style-name="gr1" draw:layer="layout" svg:width="4.392cm" svg:height="0.801cm" svg:x="0.121cm" svg:y="0.012cm" svg:viewBox="0 0 4393 802" draw:points="4393,93 4387,88 4381,83 4375,77 4369,72 4363,68 4357,63 4350,59 4345,54 4338,50 4331,45 4325,42 4318,38 4311,34 4304,31 4297,27 4290,24 4282,21 4275,18 4267,16 4260,14 4252,11 4245,10 4237,7 4230,5 4221,4 4214,2 4205,2 4197,0 4189,0 4181,0 4173,0 4164,0 845,0 829,0 813,0 798,2 783,5 769,8 756,11 742,17 729,21 717,26 705,32 694,39 683,47 671,54 661,62 651,69 641,78 630,87 621,97 611,106 602,116 583,136 564,156 545,177 526,199 516,210 506,220 496,230 486,241 0,764 3864,802">
            <text:p/>
          </draw:polygon>
          <draw:polygon draw:style-name="gr2" draw:layer="layout" svg:width="0.236cm" svg:height="0.114cm" svg:x="4.285cm" svg:y="0cm" svg:viewBox="0 0 237 115" draw:points="0,24 8,24 16,24 25,24 32,25 40,26 47,27 55,28 63,29 71,31 78,33 85,35 92,38 100,40 106,43 113,45 121,48 128,51 135,54 142,57 148,61 155,64 161,69 168,72 174,77 180,81 187,85 192,90 198,95 204,100 209,105 215,110 220,115 237,99 232,92 225,87 219,82 214,76 206,71 201,66 194,61 187,57 181,52 174,48 166,43 160,40 152,36 145,33 138,29 131,25 122,22 115,19 107,17 100,14 91,12 84,10 76,8 67,6 59,5 51,2 43,2 34,1 25,0 17,0 9,0 0,0">
            <text:p/>
          </draw:polygon>
          <draw:polygon draw:style-name="gr2" draw:layer="layout" svg:width="3.318cm" svg:height="0.024cm" svg:x="0.967cm" svg:y="0cm" svg:viewBox="0 0 3319 25" draw:points="0,25 3319,25 3319,0 0,0">
            <text:p/>
          </draw:polygon>
          <draw:polygon draw:style-name="gr2" draw:layer="layout" svg:width="0.369cm" svg:height="0.263cm" svg:x="0.598cm" svg:y="0cm" svg:viewBox="0 0 370 264" draw:points="17,264 27,252 37,242 48,230 58,219 77,198 96,177 115,156 133,137 143,127 153,118 162,108 172,99 182,91 192,84 202,75 212,68 223,62 234,55 240,53 246,50 252,48 258,44 265,42 270,39 277,38 283,36 289,33 296,32 302,30 310,29 317,27 323,26 331,25 338,24 346,24 354,24 361,24 370,24 370,0 360,0 352,0 344,0 336,1 328,1 320,2 312,4 305,5 298,6 290,9 283,10 276,12 269,14 262,17 255,19 249,22 242,25 236,28 230,31 223,35 211,41 199,48 188,56 177,64 167,73 157,81 147,91 136,101 126,110 116,120 97,140 78,161 59,182 40,204 30,214 20,225 10,235 0,246">
            <text:p/>
          </draw:polygon>
          <draw:polygon draw:style-name="gr2" draw:layer="layout" svg:width="0.521cm" svg:height="0.543cm" svg:x="0.095cm" svg:y="0.245cm" svg:viewBox="0 0 522 544" draw:points="26,544 35,539 522,16 504,0 17,523 26,544 17,523 0,544">
            <text:p/>
          </draw:polygon>
          <draw:polygon draw:style-name="gr2" draw:layer="layout" svg:width="3.864cm" svg:height="0.061cm" svg:x="0.121cm" svg:y="0.764cm" svg:viewBox="0 0 3865 62" draw:points="3865,37 0,0 0,24 3865,62">
            <text:p/>
          </draw:polygon>
          <draw:polygon draw:style-name="gr3" draw:layer="layout" svg:width="0.691cm" svg:height="1.826cm" svg:x="3.916cm" svg:y="0.106cm" svg:viewBox="0 0 692 1827" draw:points="597,0 603,5 608,10 613,17 618,23 624,28 627,34 632,41 636,47 641,53 645,61 649,67 652,74 657,81 660,88 663,95 666,103 670,109 672,117 675,124 678,131 679,139 681,148 684,155 685,163 687,170 688,179 689,187 690,195 691,203 692,211 692,219 692,228 692,889 18,1827 0,679">
            <text:p/>
          </draw:polygon>
          <draw:polygon draw:style-name="gr2" draw:layer="layout" svg:width="0.116cm" svg:height="0.236cm" svg:x="4.504cm" svg:y="0.098cm" svg:viewBox="0 0 117 237" draw:points="117,237 117,228 115,219 115,210 114,202 114,194 112,185 111,177 109,168 107,160 105,153 103,144 101,136 98,129 96,121 93,114 90,106 86,99 82,91 78,84 75,76 72,69 67,63 63,55 58,48 54,42 49,36 43,30 39,23 33,16 28,11 23,5 16,0 0,16 5,21 11,27 15,33 21,39 25,44 29,50 34,57 39,63 42,69 46,75 50,82 54,87 57,94 61,102 64,108 67,115 70,122 72,130 75,136 78,144 80,151 82,159 84,165 86,174 87,181 88,189 90,197 90,205 91,213 91,220 91,228 92,237">
            <text:p/>
          </draw:polygon>
          <draw:polygon draw:style-name="gr2" draw:layer="layout" svg:width="0.024cm" svg:height="0.668cm" svg:x="4.596cm" svg:y="0.334cm" svg:viewBox="0 0 25 669" draw:points="22,669 25,661 25,0 0,0 0,661 22,669 25,665 25,661">
            <text:p/>
          </draw:polygon>
          <draw:polygon draw:style-name="gr2" draw:layer="layout" svg:width="0.694cm" svg:height="0.98cm" svg:x="3.923cm" svg:y="0.988cm" svg:viewBox="0 0 695 981" draw:points="0,945 21,951 695,13 675,0 1,937 0,945 0,981 21,951">
            <text:p/>
          </draw:polygon>
          <draw:polygon draw:style-name="gr2" draw:layer="layout" svg:width="0.043cm" svg:height="1.147cm" svg:x="3.904cm" svg:y="0.785cm" svg:viewBox="0 0 44 1148" draw:points="0,0 19,1148 44,1147 24,0">
            <text:p/>
          </draw:polygon>
          <draw:polygon draw:style-name="gr4" draw:layer="layout" svg:width="4.035cm" svg:height="1.305cm" svg:x="0.012cm" svg:y="0.683cm" svg:viewBox="0 0 4036 1306" draw:points="4036,983 4036,999 4034,1016 4032,1032 4029,1048 4025,1063 4021,1079 4016,1094 4010,1109 4003,1123 3996,1136 3988,1150 3980,1163 3971,1176 3962,1187 3952,1200 3940,1211 3929,1222 3918,1232 3906,1241 3893,1251 3880,1259 3866,1266 3853,1273 3839,1280 3823,1286 3809,1291 3794,1295 3778,1299 3762,1302 3746,1304 3729,1306 3713,1306 322,1306 305,1306 289,1304 272,1302 256,1299 242,1295 226,1291 212,1286 196,1280 182,1273 168,1266 155,1259 142,1251 129,1241 117,1232 106,1222 94,1211 83,1200 73,1187 64,1176 55,1163 46,1150 38,1136 31,1123 25,1109 19,1094 14,1079 10,1063 6,1048 3,1032 1,1016 0,999 0,983 0,322 0,305 1,289 3,272 6,256 10,241 14,226 19,210 25,195 31,182 38,168 46,154 55,141 64,128 73,116 83,104 94,93 106,83 117,72 129,63 142,54 155,45 168,38 182,30 196,24 212,18 226,14 242,9 256,5 272,2 289,0 305,0 322,0 3713,0 3729,0 3746,0 3762,2 3778,5 3794,9 3809,14 3823,18 3839,24 3853,30 3866,38 3880,45 3893,54 3906,63 3918,72 3929,83 3940,93 3952,104 3962,116 3971,128 3980,141 3988,154 3996,168 4003,182 4010,195 4016,210 4021,226 4025,241 4029,256 4032,272 4034,289 4036,305 4036,322">
            <text:p/>
          </draw:polygon>
          <draw:polygon draw:style-name="gr2" draw:layer="layout" svg:width="0.335cm" svg:height="0.334cm" svg:x="3.725cm" svg:y="1.666cm" svg:viewBox="0 0 336 335" draw:points="0,335 8,335 16,334 24,334 34,333 42,332 51,331 58,329 67,328 75,325 83,324 91,322 99,319 107,317 115,314 122,311 130,309 137,305 144,301 151,298 159,295 166,290 173,286 180,282 186,278 194,273 200,268 206,263 213,258 219,252 225,247 231,242 236,236 243,231 248,224 253,219 258,213 264,206 268,200 273,194 277,187 282,180 286,173 290,167 294,159 298,152 302,145 305,137 309,131 312,122 315,114 317,107 320,99 323,91 324,83 326,75 328,67 330,59 331,51 332,42 334,33 334,26 334,17 336,9 336,0 311,0 311,8 310,16 310,23 310,32 308,39 307,47 306,55 305,62 302,70 301,78 300,85 296,92 294,99 291,107 289,113 286,121 283,128 280,134 277,141 273,148 270,155 266,161 261,167 257,173 253,179 249,185 244,191 240,197 235,203 231,209 224,214 219,219 214,224 208,230 204,235 197,239 192,245 185,249 179,254 173,257 167,262 161,266 154,269 148,273 140,276 134,280 127,283 121,286 114,289 106,292 99,295 92,296 84,299 77,301 69,302 62,304 54,306 46,307 39,308 31,309 23,310 15,310 8,311 0,311">
            <text:p/>
          </draw:polygon>
          <draw:polygon draw:style-name="gr2" draw:layer="layout" svg:width="3.39cm" svg:height="0.024cm" svg:x="0.335cm" svg:y="1.976cm" svg:viewBox="0 0 3391 25" draw:points="0,0 0,25 3391,25 3391,0 0,0 0,25">
            <text:p/>
          </draw:polygon>
          <draw:polygon draw:style-name="gr2" draw:layer="layout" svg:width="0.335cm" svg:height="0.334cm" svg:x="0cm" svg:y="1.666cm" svg:viewBox="0 0 336 335" draw:points="0,0 0,9 0,17 0,26 1,33 2,42 2,51 4,59 6,67 8,75 10,83 12,91 14,99 17,107 20,114 23,122 25,131 29,137 32,145 36,152 40,159 44,167 48,173 52,180 57,187 61,194 66,200 70,206 76,213 81,219 86,224 92,231 98,236 104,242 110,247 115,252 121,258 128,263 134,268 140,273 147,278 154,282 161,286 168,290 175,295 182,298 190,301 196,305 204,309 212,311 220,314 228,317 236,319 243,322 252,324 259,325 267,328 275,329 284,331 292,332 301,333 309,334 317,334 326,335 336,335 336,311 327,311 319,310 311,310 303,309 296,308 287,307 280,306 272,304 264,302 257,301 250,299 243,296 235,295 228,292 221,289 214,286 207,283 200,280 193,276 187,273 180,269 173,266 167,262 161,257 155,254 149,249 142,245 137,239 131,235 125,230 120,224 115,220 110,214 104,209 99,203 94,197 90,191 85,185 81,179 77,173 72,167 69,161 65,155 61,148 57,141 54,134 50,128 48,121 45,113 42,107 40,99 37,92 34,85 33,78 31,70 29,62 28,55 27,47 26,39 25,32 24,23 24,16 24,8 23,0">
            <text:p/>
          </draw:polygon>
          <draw:polygon draw:style-name="gr2" draw:layer="layout" svg:width="0.024cm" svg:height="0.66cm" svg:x="0cm" svg:y="1.005cm" svg:viewBox="0 0 25 661" draw:points="25,0 0,0 0,661 25,661 25,0 0,0">
            <text:p/>
          </draw:polygon>
          <draw:polygon draw:style-name="gr2" draw:layer="layout" svg:width="0.335cm" svg:height="0.334cm" svg:x="0cm" svg:y="0.671cm" svg:viewBox="0 0 336 335" draw:points="336,0 326,0 317,0 309,0 301,1 292,2 284,3 276,4 267,6 259,9 252,10 243,12 236,14 228,17 220,20 212,22 204,26 196,30 190,33 182,36 175,39 168,44 161,48 154,52 147,57 140,61 134,66 128,71 121,76 115,81 110,87 104,92 98,98 92,103 86,109 81,114 76,121 70,128 66,134 61,141 57,147 52,154 48,160 44,167 40,174 36,182 32,189 29,197 25,204 23,212 20,219 17,227 14,234 12,242 10,251 8,258 6,266 4,275 2,284 2,291 1,300 0,308 0,317 0,325 0,335 23,335 24,326 24,318 24,311 25,302 26,294 27,287 28,279 29,271 31,264 33,256 34,248 37,242 40,234 42,227 45,220 48,213 50,206 54,200 57,192 61,186 65,179 69,173 72,167 77,160 81,154 85,148 90,143 94,136 99,132 104,125 110,120 115,114 120,109 125,104 131,99 137,94 142,89 149,85 155,81 161,76 167,72 173,68 180,64 187,61 193,57 200,54 207,51 214,48 221,45 228,42 235,39 243,37 250,36 257,33 264,31 272,30 280,28 287,27 296,26 303,25 311,24 319,24 327,23 336,23">
            <text:p/>
          </draw:polygon>
          <draw:polygon draw:style-name="gr2" draw:layer="layout" svg:width="3.39cm" svg:height="0.024cm" svg:x="0.335cm" svg:y="0.671cm" svg:viewBox="0 0 3391 25" draw:points="3391,25 3391,0 0,0 0,25 3391,25 3391,0">
            <text:p/>
          </draw:polygon>
          <draw:polygon draw:style-name="gr2" draw:layer="layout" svg:width="0.335cm" svg:height="0.334cm" svg:x="3.725cm" svg:y="0.671cm" svg:viewBox="0 0 336 335" draw:points="336,335 336,325 334,317 334,308 334,300 332,291 331,284 330,275 328,266 326,258 324,251 323,242 320,234 317,227 315,219 312,212 309,204 305,197 302,189 298,182 294,174 290,167 286,160 282,154 277,147 273,141 268,134 264,128 258,121 253,114 248,109 243,103 236,98 231,92 225,87 219,81 213,76 206,71 200,66 194,61 186,57 180,52 173,48 166,44 159,40 151,36 144,33 137,30 130,26 122,22 115,20 107,17 99,14 91,12 83,10 75,9 67,6 58,4 51,3 42,2 34,1 24,0 16,0 8,0 0,0 0,23 8,23 15,24 23,24 31,25 39,26 46,27 54,28 62,30 69,31 77,33 84,36 92,37 99,39 106,42 114,45 121,48 127,51 134,54 140,57 148,61 154,64 161,68 167,72 173,76 179,81 185,85 192,89 197,94 204,99 208,104 214,109 219,114 224,120 231,125 235,132 240,136 244,143 249,148 253,154 257,160 261,167 266,173 270,179 273,186 277,192 280,200 283,206 286,213 289,220 291,227 294,234 296,242 300,248 301,256 302,264 305,271 306,279 307,287 308,294 310,302 310,311 310,318 311,326 311,335">
            <text:p/>
          </draw:polygon>
          <draw:polygon draw:style-name="gr2" draw:layer="layout" svg:width="0.024cm" svg:height="0.66cm" svg:x="4.035cm" svg:y="1.005cm" svg:viewBox="0 0 25 661" draw:points="0,661 25,661 25,0 0,0 0,661 25,661">
            <text:p/>
          </draw:polygon>
          <draw:polygon draw:style-name="gr1" draw:layer="layout" svg:width="1.699cm" svg:height="0.537cm" svg:x="1.17cm" svg:y="0.797cm" svg:viewBox="0 0 1700 538" draw:points="1700,538 0,538 0,0 1700,0">
            <text:p/>
          </draw:polygon>
          <draw:polygon draw:style-name="gr5" draw:layer="layout" svg:width="1.699cm" svg:height="0.537cm" svg:x="1.17cm" svg:y="0.797cm" svg:viewBox="0 0 1700 538" draw:points="1700,538 0,538 0,0 1700,0">
            <text:p/>
          </draw:polygon>
          <draw:polygon draw:style-name="gr6" draw:layer="layout" svg:width="0.21cm" svg:height="0.209cm" svg:x="3.113cm" svg:y="0.896cm" svg:viewBox="0 0 211 210" draw:points="211,104 211,110 211,115 210,120 208,126 208,131 207,136 204,140 203,146 200,150 198,155 195,159 192,163 190,167 186,171 184,174 180,179 176,182 173,185 168,188 165,192 160,194 156,197 151,199 147,201 141,203 136,205 132,206 126,208 122,209 116,209 111,210 105,210 99,210 95,209 89,209 84,208 79,206 74,205 69,203 64,201 60,199 55,197 50,194 47,192 42,188 38,185 34,182 31,179 27,174 24,171 21,167 18,163 15,159 12,155 10,150 9,146 6,140 4,136 3,131 2,126 1,120 0,115 0,110 0,104 0,99 0,93 1,88 2,83 3,78 4,74 6,68 9,64 10,59 12,54 15,49 18,45 21,41 24,37 27,34 31,30 34,27 38,23 42,20 47,17 50,14 55,12 60,10 64,8 69,6 74,4 79,2 84,1 89,1 95,0 99,0 105,0 111,0 116,0 122,1 126,1 132,2 136,4 141,6 147,8 151,10 156,12 160,14 165,17 168,20 173,23 176,27 180,30 184,34 186,37 190,41 192,45 195,49 198,54 200,59 203,64 204,68 207,74 208,78 208,83 210,88 211,93 211,99">
            <text:p/>
          </draw:polygon>
          <draw:polygon draw:style-name="gr5" draw:layer="layout" svg:width="0.21cm" svg:height="0.209cm" svg:x="3.113cm" svg:y="0.896cm" svg:viewBox="0 0 211 210" draw:points="211,104 211,110 211,115 210,120 208,126 208,131 207,136 204,140 203,146 200,150 198,155 195,159 192,163 190,167 186,171 184,174 180,179 176,182 173,185 168,188 165,192 160,194 156,197 151,199 147,201 141,203 136,205 132,206 126,208 122,209 116,209 111,210 105,210 99,210 95,209 89,209 84,208 79,206 74,205 69,203 64,201 60,199 55,197 50,194 47,192 42,188 38,185 34,182 31,179 27,174 24,171 21,167 18,163 15,159 12,155 10,150 9,146 6,140 4,136 3,131 2,126 1,120 0,115 0,110 0,104 0,99 0,93 1,88 2,83 3,78 4,74 6,68 9,64 10,59 12,54 15,49 18,45 21,41 24,37 27,34 31,30 34,27 38,23 42,20 47,17 50,14 55,12 60,10 64,8 69,6 74,4 79,2 84,1 89,1 95,0 99,0 105,0 111,0 116,0 122,1 126,1 132,2 136,4 141,6 147,8 151,10 156,12 160,14 165,17 168,20 173,23 176,27 180,30 184,34 186,37 190,41 192,45 195,49 198,54 200,59 203,64 204,68 207,74 208,78 208,83 210,88 211,93 211,99">
            <text:p/>
          </draw:polygon>
          <draw:polygon draw:style-name="gr6" draw:layer="layout" svg:width="0.21cm" svg:height="0.209cm" svg:x="3.113cm" svg:y="1.194cm" svg:viewBox="0 0 211 210" draw:points="211,105 211,110 211,116 210,120 208,126 208,131 207,136 204,141 203,146 200,150 198,155 195,159 192,164 190,168 186,171 184,176 180,179 176,182 173,185 168,189 165,192 160,195 156,197 151,200 147,201 141,203 136,205 132,206 126,208 122,209 116,209 111,210 105,210 99,210 95,209 89,209 84,208 79,206 74,205 69,203 64,201 60,200 55,197 50,195 47,192 42,189 38,185 34,182 31,179 27,176 24,171 21,168 18,164 15,159 12,155 10,150 9,146 6,141 4,136 3,131 2,126 1,120 0,116 0,110 0,105 0,99 0,94 1,89 2,83 3,78 4,74 6,68 9,63 10,59 12,54 15,50 18,46 21,41 24,38 27,34 31,30 34,27 38,24 42,21 47,17 50,14 55,12 60,10 64,8 69,6 74,5 79,3 84,2 89,1 95,0 99,0 105,0 111,0 116,0 122,1 126,2 132,3 136,5 141,6 147,8 151,10 156,12 160,14 165,17 168,21 173,24 176,27 180,30 184,34 186,38 190,41 192,46 195,50 198,54 200,59 203,63 204,68 207,74 208,78 208,83 210,89 211,94 211,99">
            <text:p/>
          </draw:polygon>
          <draw:polygon draw:style-name="gr5" draw:layer="layout" svg:width="0.21cm" svg:height="0.209cm" svg:x="3.113cm" svg:y="1.194cm" svg:viewBox="0 0 211 210" draw:points="211,105 211,110 211,116 210,120 208,126 208,131 207,136 204,141 203,146 200,150 198,155 195,159 192,164 190,168 186,171 184,176 180,179 176,182 173,185 168,189 165,192 160,195 156,197 151,200 147,201 141,203 136,205 132,206 126,208 122,209 116,209 111,210 105,210 99,210 95,209 89,209 84,208 79,206 74,205 69,203 64,201 60,200 55,197 50,195 47,192 42,189 38,185 34,182 31,179 27,176 24,171 21,168 18,164 15,159 12,155 10,150 9,146 6,141 4,136 3,131 2,126 1,120 0,116 0,110 0,105 0,99 0,94 1,89 2,83 3,78 4,74 6,68 9,63 10,59 12,54 15,50 18,46 21,41 24,38 27,34 31,30 34,27 38,24 42,21 47,17 50,14 55,12 60,10 64,8 69,6 74,5 79,3 84,2 89,1 95,0 99,0 105,0 111,0 116,0 122,1 126,2 132,3 136,5 141,6 147,8 151,10 156,12 160,14 165,17 168,21 173,24 176,27 180,30 184,34 186,38 190,41 192,46 195,50 198,54 200,59 203,63 204,68 207,74 208,78 208,83 210,89 211,94 211,99">
            <text:p/>
          </draw:polygon>
          <draw:polygon draw:style-name="gr6" draw:layer="layout" svg:width="0.21cm" svg:height="0.209cm" svg:x="3.113cm" svg:y="1.492cm" svg:viewBox="0 0 211 210" draw:points="211,105 211,111 211,116 210,121 208,126 208,132 207,136 204,141 203,146 200,150 198,155 195,160 192,164 190,168 186,172 184,175 180,180 176,183 173,186 168,189 165,193 160,195 156,197 151,200 147,201 141,204 136,206 132,207 126,208 122,210 116,210 111,210 105,210 99,210 95,210 89,210 84,208 79,207 74,206 69,204 64,201 60,200 55,197 50,195 47,193 42,189 38,186 34,183 31,180 27,175 24,172 21,168 18,164 15,160 12,155 10,150 9,146 6,141 4,136 3,132 2,126 1,121 0,116 0,111 0,105 0,99 0,94 1,89 2,84 3,78 4,74 6,69 9,64 10,60 12,54 15,50 18,46 21,42 24,38 27,35 31,30 34,27 38,24 42,21 47,18 50,15 55,12 60,11 64,8 69,6 74,5 79,3 84,2 89,1 95,0 99,0 105,0 111,0 116,0 122,1 126,2 132,3 136,5 141,6 147,8 151,11 156,12 160,15 165,18 168,21 173,24 176,27 180,30 184,35 186,38 190,42 192,46 195,50 198,54 200,60 203,64 204,69 207,74 208,78 208,84 210,89 211,94 211,99">
            <text:p/>
          </draw:polygon>
          <draw:polygon draw:style-name="gr5" draw:layer="layout" svg:width="0.21cm" svg:height="0.209cm" svg:x="3.113cm" svg:y="1.492cm" svg:viewBox="0 0 211 210" draw:points="211,105 211,111 211,116 210,121 208,126 208,132 207,136 204,141 203,146 200,150 198,155 195,160 192,164 190,168 186,172 184,175 180,180 176,183 173,186 168,189 165,193 160,195 156,197 151,200 147,201 141,204 136,206 132,207 126,208 122,210 116,210 111,210 105,210 99,210 95,210 89,210 84,208 79,207 74,206 69,204 64,201 60,200 55,197 50,195 47,193 42,189 38,186 34,183 31,180 27,175 24,172 21,168 18,164 15,160 12,155 10,150 9,146 6,141 4,136 3,132 2,126 1,121 0,116 0,111 0,105 0,99 0,94 1,89 2,84 3,78 4,74 6,69 9,64 10,60 12,54 15,50 18,46 21,42 24,38 27,35 31,30 34,27 38,24 42,21 47,18 50,15 55,12 60,11 64,8 69,6 74,5 79,3 84,2 89,1 95,0 99,0 105,0 111,0 116,0 122,1 126,2 132,3 136,5 141,6 147,8 151,11 156,12 160,15 165,18 168,21 173,24 176,27 180,30 184,35 186,38 190,42 192,46 195,50 198,54 200,60 203,64 204,69 207,74 208,78 208,84 210,89 211,94 211,99">
            <text:p/>
          </draw:polygon>
          <draw:polygon draw:style-name="gr6" draw:layer="layout" svg:width="0.971cm" svg:height="0.298cm" svg:x="1.583cm" svg:y="1.543cm" svg:viewBox="0 0 972 299" draw:points="972,149 970,156 969,165 965,171 961,179 956,186 950,194 943,200 934,206 924,213 913,219 901,227 889,232 874,238 860,244 845,249 829,254 812,259 794,264 776,269 757,273 737,276 717,280 697,283 675,287 653,289 630,291 607,293 583,296 560,296 535,297 510,299 486,299 461,299 436,297 411,296 387,296 364,293 341,291 318,289 296,287 274,283 253,280 233,276 214,273 195,269 176,264 159,259 142,254 126,249 111,244 96,238 83,232 70,227 58,219 47,213 38,206 29,200 21,194 15,186 10,179 6,171 2,165 0,156 0,149 0,141 2,133 6,126 10,118 15,111 21,104 29,97 38,90 47,84 58,77 70,71 83,66 96,60 111,54 126,48 142,43 159,39 176,33 195,29 214,24 233,21 253,18 274,13 296,11 318,9 341,6 364,3 387,2 411,0 436,0 461,0 486,0 510,0 535,0 560,0 583,2 607,3 630,6 653,9 675,11 697,13 717,18 737,21 757,24 776,29 794,33 812,39 829,43 845,48 860,54 874,60 889,66 901,71 913,77 924,84 934,90 943,97 950,104 956,111 961,118 965,126 969,133 970,141">
            <text:p/>
          </draw:polygon>
          <draw:polygon draw:style-name="gr5" draw:layer="layout" svg:width="0.971cm" svg:height="0.298cm" svg:x="1.583cm" svg:y="1.543cm" svg:viewBox="0 0 972 299" draw:points="972,149 970,156 969,165 965,171 961,179 956,186 950,194 943,200 934,206 924,213 913,219 901,227 889,232 874,238 860,244 845,249 829,254 812,259 794,264 776,269 757,273 737,276 717,280 697,283 675,287 653,289 630,291 607,293 583,296 560,296 535,297 510,299 486,299 461,299 436,297 411,296 387,296 364,293 341,291 318,289 296,287 274,283 253,280 233,276 214,273 195,269 176,264 159,259 142,254 126,249 111,244 96,238 83,232 70,227 58,219 47,213 38,206 29,200 21,194 15,186 10,179 6,171 2,165 0,156 0,149 0,141 2,133 6,126 10,118 15,111 21,104 29,97 38,90 47,84 58,77 70,71 83,66 96,60 111,54 126,48 142,43 159,39 176,33 195,29 214,24 233,21 253,18 274,13 296,11 318,9 341,6 364,3 387,2 411,0 436,0 461,0 486,0 510,0 535,0 560,0 583,2 607,3 630,6 653,9 675,11 697,13 717,18 737,21 757,24 776,29 794,33 812,39 829,43 845,48 860,54 874,60 889,66 901,71 913,77 924,84 934,90 943,97 950,104 956,111 961,118 965,126 969,133 970,14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TB (set top box)</dc:title>
    <meta:creation-date>2011-02-07T16:42:25</meta:creation-date>
    <meta:editing-duration>P0D</meta:editing-duration>
    <meta:editing-cycles>1</meta:editing-cycles>
    <meta:document-statistic meta:object-count="31"/>
    <meta:generator>OpenOffice.org/3.3$Linux OpenOffice.org_project/330m20$Build-9567</meta:generator>
  </office:meta>
</office:document-meta>
</file>